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</office:automatic-styles>
  <office:body>
    <office:text>
      <text:p text:style-name="P1"><text:span text:style-name="T1_1">Saturday</text:span><text:span text:style-name="T1_2"><text:s/>1540<text:s/>-<text:s/></text:span><text:span text:style-name="T1_3">Changelog</text:span><text:span text:style-name="T1_4"><text:s/></text:span><text:span text:style-name="T1_5">added</text:span><text:span text:style-name="T1_6"><text:s/>-<text:s/></text:span><text:span text:style-name="T1_7">Jones</text:span></text:p>
      <text:p text:style-name="P2"><text:span text:style-name="T2_1">Saturday</text:span><text:span text:style-name="T2_2"><text:s/>1540<text:s/>-<text:s/></text:span><text:span text:style-name="T2_3">Introduction</text:span><text:span text:style-name="T2_4"><text:s/></text:span><text:span text:style-name="T2_5">Started</text:span><text:span text:style-name="T2_6"><text:s/>-<text:s/></text:span><text:span text:style-name="T2_7">Vergnes</text:span></text:p>
      <text:p text:style-name="P3"><text:span text:style-name="T3_1">Saturday</text:span><text:span text:style-name="T3_2"><text:s/>19:00-<text:s/></text:span><text:span text:style-name="T3_3">Review</text:span><text:span text:style-name="T3_4"><text:s/></text:span><text:span text:style-name="T3_5">Questions</text:span><text:span text:style-name="T3_6">-</text:span><text:span text:style-name="T3_7">Vergnes</text:span></text:p>
      <text:p text:style-name="P4"><text:span text:style-name="T4_1">Saturday</text:span><text:span text:style-name="T4_2"><text:s/>21:00-<text:s/></text:span><text:span text:style-name="T4_3">Diagrams</text:span><text:span text:style-name="T4_4">-</text:span><text:span text:style-name="T4_5">Vergnes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